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9542in" table:align="margins"/>
    </style:style>
    <style:style style:name="Table1.A" style:family="table-column">
      <style:table-column-properties style:column-width="1.8069in" style:rel-column-width="14887*"/>
    </style:style>
    <style:style style:name="Table1.B" style:family="table-column">
      <style:table-column-properties style:column-width="1.316in" style:rel-column-width="10842*"/>
    </style:style>
    <style:style style:name="Table1.C" style:family="table-column">
      <style:table-column-properties style:column-width="2.5826in" style:rel-column-width="21278*"/>
    </style:style>
    <style:style style:name="Table1.D" style:family="table-column">
      <style:table-column-properties style:column-width="2.2486in" style:rel-column-width="185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339096" officeooo:paragraph-rsid="00339096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Table_20_Contents">
      <style:text-properties officeooo:rsid="00199bb2" officeooo:paragraph-rsid="001f386f"/>
    </style:style>
    <style:style style:name="P5" style:family="paragraph" style:parent-style-name="Table_20_Contents">
      <style:text-properties officeooo:rsid="001f386f" officeooo:paragraph-rsid="001f386f"/>
    </style:style>
    <style:style style:name="P6" style:family="paragraph" style:parent-style-name="Table_20_Contents">
      <style:text-properties officeooo:rsid="002018df" officeooo:paragraph-rsid="002018df"/>
    </style:style>
    <style:style style:name="P7" style:family="paragraph" style:parent-style-name="Table_20_Contents">
      <style:text-properties officeooo:paragraph-rsid="002018df"/>
    </style:style>
    <style:style style:name="P8" style:family="paragraph" style:parent-style-name="Table_20_Contents">
      <style:text-properties officeooo:rsid="002aaf69" officeooo:paragraph-rsid="002aaf69"/>
    </style:style>
    <style:style style:name="P9" style:family="paragraph" style:parent-style-name="Table_20_Contents">
      <style:text-properties officeooo:paragraph-rsid="002aaf69"/>
    </style:style>
    <style:style style:name="P10" style:family="paragraph" style:parent-style-name="Table_20_Contents">
      <style:text-properties officeooo:rsid="002f2a3c" officeooo:paragraph-rsid="002f2a3c"/>
    </style:style>
    <style:style style:name="P11" style:family="paragraph" style:parent-style-name="Table_20_Contents">
      <style:text-properties officeooo:paragraph-rsid="002f2a3c"/>
    </style:style>
    <style:style style:name="P12" style:family="paragraph" style:parent-style-name="Table_20_Contents">
      <style:text-properties officeooo:rsid="00339096" officeooo:paragraph-rsid="00339096"/>
    </style:style>
    <style:style style:name="P13" style:family="paragraph" style:parent-style-name="Table_20_Contents">
      <style:text-properties officeooo:rsid="0033d7e9" officeooo:paragraph-rsid="0033d7e9"/>
    </style:style>
    <style:style style:name="P14" style:family="paragraph" style:parent-style-name="Code">
      <style:text-properties officeooo:rsid="00199bb2" officeooo:paragraph-rsid="00199bb2"/>
    </style:style>
    <style:style style:name="P15" style:family="paragraph" style:parent-style-name="Code">
      <style:text-properties officeooo:rsid="00199bb2" officeooo:paragraph-rsid="002d52af"/>
    </style:style>
    <style:style style:name="P16" style:family="paragraph" style:parent-style-name="Code">
      <style:text-properties officeooo:rsid="00199bb2" officeooo:paragraph-rsid="002f2a3c"/>
    </style:style>
    <style:style style:name="P17" style:family="paragraph" style:parent-style-name="Code">
      <style:text-properties officeooo:paragraph-rsid="0023af46"/>
    </style:style>
    <style:style style:name="P18" style:family="paragraph" style:parent-style-name="Code">
      <style:text-properties officeooo:paragraph-rsid="002aaf69"/>
    </style:style>
    <style:style style:name="P19" style:family="paragraph" style:parent-style-name="Code">
      <style:text-properties officeooo:rsid="002aaf69" officeooo:paragraph-rsid="002aaf69"/>
    </style:style>
    <style:style style:name="P20" style:family="paragraph" style:parent-style-name="Code">
      <style:text-properties officeooo:rsid="00339096" officeooo:paragraph-rsid="00339096"/>
    </style:style>
    <style:style style:name="P21" style:family="paragraph" style:parent-style-name="Code">
      <style:text-properties officeooo:rsid="0033d7e9" officeooo:paragraph-rsid="0033d7e9"/>
    </style:style>
    <style:style style:name="P22" style:family="paragraph" style:parent-style-name="Table_20_Contents">
      <style:text-properties officeooo:rsid="00356840" officeooo:paragraph-rsid="00356840"/>
    </style:style>
    <style:style style:name="P23" style:family="paragraph" style:parent-style-name="Code">
      <style:text-properties officeooo:rsid="0033d7e9" officeooo:paragraph-rsid="00356840"/>
    </style:style>
    <style:style style:name="T1" style:family="text">
      <style:text-properties officeooo:rsid="001f386f"/>
    </style:style>
    <style:style style:name="T2" style:family="text">
      <style:text-properties officeooo:rsid="0021d0e0"/>
    </style:style>
    <style:style style:name="T3" style:family="text">
      <style:text-properties officeooo:rsid="002018df"/>
    </style:style>
    <style:style style:name="T4" style:family="text">
      <style:text-properties officeooo:rsid="00269479"/>
    </style:style>
    <style:style style:name="T5" style:family="text">
      <style:text-properties officeooo:rsid="0026accd"/>
    </style:style>
    <style:style style:name="T6" style:family="text">
      <style:text-properties officeooo:rsid="002c7013"/>
    </style:style>
    <style:style style:name="T7" style:family="text">
      <style:text-properties officeooo:rsid="002f2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P18">{ type: power, status: on, <text:span text:style-name="T3">localtime: </text:span><text:span text:style-name="Teletype">YYYY-MM-DDThh:mm:ss±hh:mm</text:span>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8"><text:span text:style-name="T6">С</text:span>ейчас воспроизводится</text:p>
          </table:table-cell>
          <table:table-cell table:style-name="Table1.A2" office:value-type="string">
            <text:p text:style-name="P9">К → С</text:p>
          </table:table-cell>
          <table:table-cell table:style-name="Table1.A2" office:value-type="string">
            <text:p text:style-name="P19">{ type: <text:span text:style-name="T6">playback</text:span>, <text:span text:style-name="T3">localtime: </text:span><text:span text:style-name="Teletype">YYYY-MM-DDThh:mm:ss±hh:mm, status: now_playing, track: </text:span><text:span text:style-name="Teletype"><text:span text:style-name="T3">n2.mp3 </text:span></text:span><text:span text:style-name="Teletype">}</text:span></text:p>
          </table:table-cell>
          <table:table-cell table:style-name="Table1.D2" office:value-type="string">
            <text:p text:style-name="P8">Устройство опрашивает сервер и сообщат о текущем статусе воспроизведения</text:p>
          </table:table-cell>
        </table:table-row>
        <table:table-row>
          <table:table-cell table:style-name="Table1.A2" office:value-type="string">
            <text:p text:style-name="P6">Начало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7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3">begin, track: n2.mp3 } </text:span></text:p>
          </table:table-cell>
          <table:table-cell table:style-name="Table1.D2" office:value-type="string">
            <text:p text:style-name="P6">Отправляется при начале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6"><text:span text:style-name="T5">Окончание</text:span> воспроизведения <text:span text:style-name="T2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7"><text:span text:style-name="T3">{ type: playback, localtime: </text:span><text:span text:style-name="Teletype">YYYY-MM-DDThh:mm:ss±hh:mm, </text:span><text:span text:style-name="Teletype"><text:span text:style-name="T4">status: end</text:span></text:span><text:span text:style-name="T3">, track: n2.mp3 } </text:span></text:p>
          </table:table-cell>
          <table:table-cell table:style-name="Table1.D2" office:value-type="string">
            <text:p text:style-name="P6">Отправляется при <text:span text:style-name="T5">окончании</text:span> воспроизведения <text:span text:style-name="T4">трека</text:span>.</text:p>
          </table:table-cell>
        </table:table-row>
        <table:table-row>
          <table:table-cell table:style-name="Table1.A2" office:value-type="string">
            <text:p text:style-name="P12">Ошибка воспроизведения трека</text:p>
          </table:table-cell>
          <table:table-cell table:style-name="Table1.A2" office:value-type="string">
            <text:p text:style-name="P12">К → С</text:p>
          </table:table-cell>
          <table:table-cell table:style-name="Table1.A2" office:value-type="string">
            <text:p text:style-name="P20"><text:span text:style-name="T3">{ type: playback, localtime: </text:span><text:span text:style-name="Teletype">YYYY-MM-DDThh:mm:ss±hh:mm, </text:span><text:span text:style-name="Teletype"><text:span text:style-name="T4">status: </text:span></text:span><text:span text:style-name="Teletype">error</text:span><text:span text:style-name="T3">, track: </text:span>error_message<text:span text:style-name="T3"> }</text:span></text:p>
          </table:table-cell>
          <table:table-cell table:style-name="Table1.D2" office:value-type="string">
            <text:p text:style-name="P12">Отправляется при ошибках в процессе воспроизведения. Например, крэше mplayer.</text:p>
          </table:table-cell>
        </table:table-row>
        <table:table-row>
          <table:table-cell table:style-name="Table1.A7" office:value-type="string">
            <text:p text:style-name="P13">Начало обновления плейлиста</text:p>
          </table:table-cell>
          <table:table-cell table:style-name="Table1.A2" office:value-type="string">
            <text:p text:style-name="P13">К → С</text:p>
          </table:table-cell>
          <table:table-cell table:style-name="Table1.A2" office:value-type="string">
            <text:p text:style-name="P21">{ type: playback, <text:s/><text:span text:style-name="T3">localtime: </text:span><text:span text:style-name="Teletype"><text:span text:style-name="T3">YYYY-MM-DDThh:mm:ss±hh:mm, status: </text:span></text:span><text:span text:style-name="Teletype">update_playlist</text:span><text:span text:style-name="T3">, track: </text:span>[n1.mp3, n2.mp3]<text:span text:style-name="T3"> </text:span>}</text:p>
          </table:table-cell>
          <table:table-cell table:style-name="Table1.D2" office:value-type="string">
            <text:p text:style-name="P13">Отправляется при начале загрузки/удаления плейлиста</text:p>
          </table:table-cell>
        </table:table-row>
        <table:table-row>
          <table:table-cell table:style-name="Table1.A7" office:value-type="string">
            <text:p text:style-name="P22">Начало воспроизведения плейлиста</text:p>
          </table:table-cell>
          <table:table-cell table:style-name="Table1.A2" office:value-type="string">
            <text:p text:style-name="P22">К → С</text:p>
          </table:table-cell>
          <table:table-cell table:style-name="Table1.A2" office:value-type="string">
            <text:p text:style-name="P23">{ type: playback, <text:s/><text:span text:style-name="T3">localtime: </text:span><text:span text:style-name="Teletype"><text:span text:style-name="T3">YYYY-MM-DDThh:mm:ss±hh:mm, status: start</text:span></text:span><text:span text:style-name="Teletype">_playlist</text:span><text:span text:style-name="T3">, track: </text:span>[n1.mp3, n2.mp3]<text:span text:style-name="T3"> </text:span>}</text:p>
          </table:table-cell>
          <table:table-cell table:style-name="Table1.D2" office:value-type="string">
            <text:p text:style-name="P22">Отправляется при начале воспроизведения плейлиста (при старте или после обновления)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14">{ type: playlist, status: update, items: [1.mp3, 2.mp3, playlist.m3u]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ext:soft-page-break/>
        <table:table-row>
          <table:table-cell table:style-name="Table1.A2" office:value-type="string">
            <text:p text:style-name="P5">Удалить плейлист</text:p>
          </table:table-cell>
          <table:table-cell table:style-name="Table1.A2" office:value-type="string">
            <text:p text:style-name="P4">С → К</text:p>
          </table:table-cell>
          <table:table-cell table:style-name="Table1.A2" office:value-type="string">
            <text:p text:style-name="P15">{ type: playlist, status: <text:span text:style-name="T1">delete</text:span>}</text:p>
          </table:table-cell>
          <table:table-cell table:style-name="Table1.D2" office:value-type="string">
            <text:p text:style-name="P5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P10">Подтверждение принятия/исполнения команды сервера</text:p>
          </table:table-cell>
          <table:table-cell table:style-name="Table1.A2" office:value-type="string">
            <text:p text:style-name="P11">К → С </text:p>
          </table:table-cell>
          <table:table-cell table:style-name="Table1.A2" office:value-type="string">
            <text:p text:style-name="P16">{ type: <text:span text:style-name="T7">ack</text:span>, status: <text:span text:style-name="T7">ok</text:span>}</text:p>
          </table:table-cell>
          <table:table-cell table:style-name="Table1.D2" office:value-type="string">
            <text:p text:style-name="P10">Отправляется после завершения обработки команды от сервер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772in" style:type="center"/>
          <style:tab-stop style:position="7.9543in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officeooo:rsid="00339096" officeooo:paragraph-rsid="00339096"/>
    </style:style>
    <style:page-layout style:name="Mpm1">
      <style:page-layout-properties fo:page-width="8.5in" fo:page-height="11in" style:num-format="1" style:print-orientation="portrait" fo:margin-top="0.7874in" fo:margin-bottom="0.7874in" fo:margin-left="0.2902in" fo:margin-right="0.25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Title">Протокол связи плееров с сервером RMPD</text:p>
        <text:p text:style-name="MP1">Протокол базируется на HTTP(S). Плеер периодически отправляет сообщения со своим статусом (команада «сейчас воспроизводится» или другая) с помощью POST запроса и в ответ получает команду от сервера если таковая имеется. Таким образом осуществляется 2-сторонняя связь. Если команда этому плееру присутсвует на сервере, то он возвращает её в теле ответа. Если нет — возвращает пустой ответ. </text:p>
        <text:p text:style-name="MP1">Все команды от сервера содержат заголовок «X-Sequence-Number» с целым значением. Этот же заголовок содержат все команды от клиента, возвращаемые в ответ на команды сервера (команда «подтверждение»). Таким образом идентифицируются команды и обеспечивается их транзакционное выполнение плеером. Например, команда «загрузить плейлист», возвращаемая плееру содержит этот заголовок. Плеер, по принятию команды начинает её исполнять. По завершению плеер отправляет команду «подтверждение» с этим эе заголовком и значением, которое отправлял ему сервер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5.2$Linux_x86 LibreOffice_project/3a87456aaa6a95c63eea1c1b3201acedf0751bd5</meta:generator>
    <dc:date>2014-12-28T12:51:51.644433496</dc:date>
    <meta:editing-duration>P2DT4H42M9S</meta:editing-duration>
    <meta:editing-cycles>25</meta:editing-cycles>
    <meta:document-statistic meta:table-count="1" meta:image-count="0" meta:object-count="0" meta:page-count="2" meta:paragraph-count="47" meta:word-count="358" meta:character-count="2737" meta:non-whitespace-character-count="2416"/>
  </office:meta>
</office:document-meta>
</file>